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3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OIG</text:p>
      <text:p text:style-name="P1"/>
      <text:p text:style-name="P1"><text:a xlink:type="simple" xlink:href="mailto:Piotr.bojanowski@inria.fr" text:style-name="Internet_20_link" text:visited-style-name="Visited_20_Internet_20_Link">Piotr.bojanowski@inria.fr</text:a></text:p>
      <text:p text:style-name="P1"/>
      <text:p text:style-name="P3">Exercice 1 :</text:p>
      <text:p text:style-name="P3"><text:span text:style-name="T1"/></text:p>
      <text:p text:style-name="P3"><text:span text:style-name="T1">voir txt</text:span></text:p>
      <text:p text:style-name="P3"><text:span text:style-name="T1"/></text:p>
      <text:p text:style-name="P3">Exercice 2 :</text:p>
      <text:p text:style-name="P3"><text:span text:style-name="T1"/></text:p>
      <text:p text:style-name="P3"><text:span text:style-name="T1">1/ Non on peut le faire qu'avec une classe publique et privée.</text:span></text:p>
      <text:p text:style-name="P3"><text:span text:style-name="T1"/></text:p>
      <text:p text:style-name="P3"><text:span text:style-name="T1">2/ Je m'appelle Tony Parker. J'ai 29 ans.</text:span></text:p>
      <text:p text:style-name="P3"><text:span text:style-name="T1">Je m'appelle Mickael Parker. J'ai 29 ans.</text:span></text:p>
      <text:p text:style-name="P3"><text:span text:style-name="T1"/></text:p>
      <text:p text:style-name="P3"><text:span text:style-name="T1">3/ Non car on est pas dans la classe de l'objet. Il faut créer une méthode setNom().</text:span></text:p>
      <text:p text:style-name="P3"><text:span text:style-name="T1">Non il peut être privé.</text:span></text:p>
      <text:p text:style-name="P3"><text:span text:style-name="T1"/></text:p>
      <text:p text:style-name="P3"><text:span text:style-name="T1">4/ Oui. </text:span></text:p>
      <text:p text:style-name="P3"><text:span text:style-name="T1"/></text:p>
      <text:p text:style-name="P3">Exercice 3 :</text:p>
      <text:p text:style-name="P3"><text:span text:style-name="T1"/></text:p>
      <text:p text:style-name="P3"><text:span text:style-name="T1">1/ txt</text:span></text:p>
      <text:p text:style-name="P3"><text:span text:style-name="T1"/></text:p>
      <text:p text:style-name="P3"><text:span text:style-name="T1">2/txt</text:span></text:p>
      <text:p text:style-name="P3"><text:span text:style-name="T1"/></text:p>
      <text:p text:style-name="P3"><text:span text:style-name="T1">3/ La deuxième méthode paraît plus judicieuse.</text:span></text:p>
      <text:p text:style-name="P3"><text:span text:style-name="T1"/></text:p>
      <text:p text:style-name="P3"><text:span text:style-name="T1">4/ txt</text:span></text:p>
      <text:p text:style-name="P3"><text:span text:style-name="T1"/></text:p>
      <text:p text:style-name="P3">Exercice 4 :</text:p>
      <text:p text:style-name="P3"><text:span text:style-name="T1"/></text:p>
      <text:p text:style-name="P3"><text:span text:style-name="T1">1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09-30T08:31:23.97</meta:creation-date>
    <dc:date>2014-09-30T10:35:21.51</dc:date>
    <dc:creator>Maxime Gallais-Jimenez</dc:creator>
    <meta:editing-duration>PT2H3M53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1" meta:paragraph-count="18" meta:word-count="80" meta:character-count="411"/>
  </office:meta>
</office:document-meta>
</file>